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-define function take input The first number, the second number to find the GCD</text:p>
      <text:p text:style-name="Normal">2-check if the first number or the second number equal to zero. if yes we return the other</text:p>
      <text:p text:style-name="Normal">3-if not we use the function again using recursion concept putting the same second number but it will be our first input<text:s/></text:p>
      <text:p text:style-name="Normal">and the remain will be our second input which is will be the remain of the first number/ the second numb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malik Umar M Alamri (student)</meta:initial-creator>
    <dc:creator>Abdulmalik Umar M Alamri (student)</dc:creator>
    <meta:creation-date>2024-12-13T23:39:00Z</meta:creation-date>
    <dc:date>2024-12-13T23:42:00Z</dc:date>
    <meta:template xlink:href="Normal.dotm" xlink:type="simple"/>
    <meta:editing-cycles>2</meta:editing-cycles>
    <meta:editing-duration>PT180S</meta:editing-duration>
    <meta:document-statistic meta:page-count="1" meta:paragraph-count="1" meta:word-count="60" meta:character-count="401" meta:row-count="2" meta:non-whitespace-character-count="342"/>
  </office:meta>
</office:document-meta>
</file>